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GRC Analyst and compliance-focused security professional with experience supporting secure deployments, evidence-driven documentation, and risk-aware engineering.</text:span></text:p>
      <text:p text:style-name="Standard"><text:span text:style-name="T3">CORE SKILLS</text:span></text:p>
      <text:list text:style-name="WWNum1">
        <text:list-item>
          <text:p text:style-name="P2"><text:span text:style-name="T2">GRC: risk assessments, evidence collection, control mapping, gap tracking, remediation planning</text:span></text:p>
        </text:list-item>
        <text:list-item>
          <text:p text:style-name="P2"><text:span text:style-name="T2">Assessment Support: stakeholder interviews, documentation review, audit trails, follow-up tracking</text:span></text:p>
        </text:list-item>
        <text:list-item>
          <text:p text:style-name="P2"><text:span text:style-name="T2">Framework Exposure: HIPAA concepts, NIST concepts, SOC 2 concepts</text:span></text:p>
        </text:list-item>
        <text:list-item>
          <text:p text:style-name="P2"><text:span text:style-name="T2">Technical Context: vulnerability remediation workflows, secure configuration, Windows/Linux exposure</text:span></text:p>
        </text:list-item>
        <text:list-item>
          <text:p text:style-name="P2"><text:span text:style-name="T2">Communication: concise writing, executive-ready summaries, status reporting</text:span></text:p>
        </text:list-item>
      </text:list>
      <text:p text:style-name="Standard"><text:span text:style-name="T3">EXPERIENCE</text:span></text:p>
      <text:list text:continue-numbering="true" text:style-name="WWNum1">
        <text:list-item>
          <text:p text:style-name="P2"><text:span text:style-name="T2">Log(N) Pacific — Cyber Security Support Analyst (Vulnerability Management &amp; SecOps Intern) (2025–Present)</text:span></text:p>
        </text:list-item>
        <text:list-item>
          <text:p text:style-name="P2"><text:span text:style-name="T2">Evidence-friendly remediation reporting and control-aligned activities (Tenable scans, DISA STIG audits, automation).</text:span></text:p>
        </text:list-item>
        <text:list-item>
          <text:p text:style-name="P2"><text:span text:style-name="T2">Measurable risk reduction outcomes (critical/high/medium reductions; exposure hardening).</text:span></text:p>
        </text:list-item>
        <text:list-item>
          <text:p text:style-name="P2"/>
        </text:list-item>
        <text:list-item>
          <text:p text:style-name="P2"><text:span text:style-name="T2">Independent Consulting — Security &amp; Automation Consultant (Various)</text:span></text:p>
        </text:list-item>
        <text:list-item>
          <text:p text:style-name="P2"><text:span text:style-name="T2">Structured trackers + documentation templates supporting audit readiness and follow-ups.</text:span></text:p>
        </text:list-item>
        <text:list-item>
          <text:p text:style-name="P2"/>
        </text:list-item>
        <text:list-item>
          <text:p text:style-name="P2"><text:span text:style-name="T2">UTRS, Inc — Technical Systems Engineer (2011–2025)</text:span></text:p>
        </text:list-item>
        <text:list-item>
          <text:p text:style-name="P2"><text:span text:style-name="T2">SOPs, sustainment artifacts, deployment documentation, compliance-aligned operational practices.</text:span></text:p>
        </text:list-item>
      </text:list>
      <text:p text:style-name="Standard"><text:span text:style-name="T3">PROJECTS</text:span></text:p>
      <text:list text:continue-numbering="true" text:style-name="WWNum1">
        <text:list-item>
          <text:p text:style-name="P2"><text:span text:style-name="T2">Portable Translator — reliable local services with logging and repeatable startup workflows.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34" meta:word-count="219" meta:character-count="1786" meta:non-whitespace-character-count="1618"/>
    <meta:user-defined meta:name="AppVersion">14.0000</meta:user-defined>
    <meta:template xlink:type="simple" xlink:actuate="onRequest" xlink:title="Normal.dotm" xlink:href=""/>
  </office:meta>
</office:document-meta>
</file>